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30" table:style-name="ta1">
        <table:shapes>
          <draw:frame draw:z-index="0" draw:style-name="gr1" draw:text-style-name="P1" svg:width="199.69mm" svg:height="112.32mm" svg:x="92.62mm" svg:y="1525.67mm">
            <loext:p draw:notify-on-update-of-ranges="fuel30.A1:fuel30.A351 fuel30.B1:fuel30.B3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2" calcext:value-type="float">
            <text:p>3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7" calcext:value-type="float">
            <text:p>3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7" calcext:value-type="float">
            <text:p>3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" calcext:value-type="float">
            <text:p>3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" calcext:value-type="float">
            <text:p>3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4" calcext:value-type="float">
            <text:p>4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9" calcext:value-type="float">
            <text:p>5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1" calcext:value-type="float">
            <text:p>6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1" calcext:value-type="float">
            <text:p>6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6" calcext:value-type="float">
            <text:p>6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9" calcext:value-type="float">
            <text:p>6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9" calcext:value-type="float">
            <text:p>7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2" calcext:value-type="float">
            <text:p>7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4" calcext:value-type="float">
            <text:p>8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6" calcext:value-type="float">
            <text:p>7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6" calcext:value-type="float">
            <text:p>7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1" calcext:value-type="float">
            <text:p>8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2" calcext:value-type="float">
            <text:p>8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2" calcext:value-type="float">
            <text:p>7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3" calcext:value-type="float">
            <text:p>7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9" calcext:value-type="float">
            <text:p>7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6" calcext:value-type="float">
            <text:p>7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6" calcext:value-type="float">
            <text:p>7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8" calcext:value-type="float">
            <text:p>7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9" calcext:value-type="float">
            <text:p>8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4" calcext:value-type="float">
            <text:p>9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9" calcext:value-type="float">
            <text:p>9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0" calcext:value-type="float">
            <text:p>9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1" calcext:value-type="float">
            <text:p>9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0" calcext:value-type="float">
            <text:p>10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60" calcext:value-type="float">
            <text:p>10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64" calcext:value-type="float">
            <text:p>10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8" calcext:value-type="float">
            <text:p>10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" calcext:value-type="float">
            <text:p>11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5" calcext:value-type="float">
            <text:p>10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9" calcext:value-type="float">
            <text:p>10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59" calcext:value-type="float">
            <text:p>10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4" calcext:value-type="float">
            <text:p>10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60" calcext:value-type="float">
            <text:p>10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9" calcext:value-type="float">
            <text:p>10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2" calcext:value-type="float">
            <text:p>11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54" calcext:value-type="float">
            <text:p>10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9" calcext:value-type="float">
            <text:p>10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0" calcext:value-type="float">
            <text:p>10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9" calcext:value-type="float">
            <text:p>10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87" calcext:value-type="float">
            <text:p>10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60" calcext:value-type="float">
            <text:p>10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8" calcext:value-type="float">
            <text:p>10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7" calcext:value-type="float">
            <text:p>10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7" calcext:value-type="float">
            <text:p>10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9" calcext:value-type="float">
            <text:p>10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9" calcext:value-type="float">
            <text:p>10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44" calcext:value-type="float">
            <text:p>10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9" calcext:value-type="float">
            <text:p>10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6" calcext:value-type="float">
            <text:p>10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96" calcext:value-type="float">
            <text:p>10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00" calcext:value-type="float">
            <text:p>11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3" calcext:value-type="float">
            <text:p>11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8" calcext:value-type="float">
            <text:p>11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08" calcext:value-type="float">
            <text:p>12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53" calcext:value-type="float">
            <text:p>12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68" calcext:value-type="float">
            <text:p>12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28" calcext:value-type="float">
            <text:p>12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0" calcext:value-type="float">
            <text:p>1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40" calcext:value-type="float">
            <text:p>1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8" calcext:value-type="float">
            <text:p>12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2" calcext:value-type="float">
            <text:p>12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15" calcext:value-type="float">
            <text:p>13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4" calcext:value-type="float">
            <text:p>13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5" calcext:value-type="float">
            <text:p>14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86" calcext:value-type="float">
            <text:p>14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45" calcext:value-type="float">
            <text:p>15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47" calcext:value-type="float">
            <text:p>15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93" calcext:value-type="float">
            <text:p>14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19" calcext:value-type="float">
            <text:p>15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93" calcext:value-type="float">
            <text:p>15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84" calcext:value-type="float">
            <text:p>16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03" calcext:value-type="float">
            <text:p>17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59" calcext:value-type="float">
            <text:p>17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40" calcext:value-type="float">
            <text:p>17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41" calcext:value-type="float">
            <text:p>18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81" calcext:value-type="float">
            <text:p>18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2" calcext:value-type="float">
            <text:p>19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5" calcext:value-type="float">
            <text:p>18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10" calcext:value-type="float">
            <text:p>18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42" calcext:value-type="float">
            <text:p>18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84" calcext:value-type="float">
            <text:p>17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15" calcext:value-type="float">
            <text:p>18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59" calcext:value-type="float">
            <text:p>17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71" calcext:value-type="float">
            <text:p>17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68" calcext:value-type="float">
            <text:p>17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68" calcext:value-type="float">
            <text:p>18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28" calcext:value-type="float">
            <text:p>18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59" calcext:value-type="float">
            <text:p>18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46" calcext:value-type="float">
            <text:p>18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77" calcext:value-type="float">
            <text:p>18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00" calcext:value-type="float">
            <text:p>19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5" calcext:value-type="float">
            <text:p>18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97" calcext:value-type="float">
            <text:p>18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58" calcext:value-type="float">
            <text:p>17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14" calcext:value-type="float">
            <text:p>17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42" calcext:value-type="float">
            <text:p>17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94" calcext:value-type="float">
            <text:p>17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76" calcext:value-type="float">
            <text:p>17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02" calcext:value-type="float">
            <text:p>17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49" calcext:value-type="float">
            <text:p>16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39" calcext:value-type="float">
            <text:p>16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7" calcext:value-type="float">
            <text:p>15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94" calcext:value-type="float">
            <text:p>15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1" calcext:value-type="float">
            <text:p>15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4" calcext:value-type="float">
            <text:p>14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87" calcext:value-type="float">
            <text:p>13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09" calcext:value-type="float">
            <text:p>14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47" calcext:value-type="float">
            <text:p>13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5" calcext:value-type="float">
            <text:p>13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89" calcext:value-type="float">
            <text:p>13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9" calcext:value-type="float">
            <text:p>13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65" calcext:value-type="float">
            <text:p>12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30" calcext:value-type="float">
            <text:p>1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7" calcext:value-type="float">
            <text:p>14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55" calcext:value-type="float">
            <text:p>13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55" calcext:value-type="float">
            <text:p>13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63" calcext:value-type="float">
            <text:p>12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8" calcext:value-type="float">
            <text:p>12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94" calcext:value-type="float">
            <text:p>11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50" calcext:value-type="float">
            <text:p>11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2" calcext:value-type="float">
            <text:p>11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03" calcext:value-type="float">
            <text:p>11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42" calcext:value-type="float">
            <text:p>10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1" calcext:value-type="float">
            <text:p>10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50" calcext:value-type="float">
            <text:p>10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9" calcext:value-type="float">
            <text:p>10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9" calcext:value-type="float">
            <text:p>10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9" calcext:value-type="float">
            <text:p>9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7" calcext:value-type="float">
            <text:p>10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07" calcext:value-type="float">
            <text:p>11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85" calcext:value-type="float">
            <text:p>10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95" calcext:value-type="float">
            <text:p>10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69" calcext:value-type="float">
            <text:p>10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1" calcext:value-type="float">
            <text:p>10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1" calcext:value-type="float">
            <text:p>10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7" calcext:value-type="float">
            <text:p>11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88" calcext:value-type="float">
            <text:p>10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19" calcext:value-type="float">
            <text:p>11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25" calcext:value-type="float">
            <text:p>11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71" calcext:value-type="float">
            <text:p>10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97" calcext:value-type="float">
            <text:p>10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89" calcext:value-type="float">
            <text:p>11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4" calcext:value-type="float">
            <text:p>10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86" calcext:value-type="float">
            <text:p>9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73" calcext:value-type="float">
            <text:p>10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11" calcext:value-type="float">
            <text:p>11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83" calcext:value-type="float">
            <text:p>11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31" calcext:value-type="float">
            <text:p>11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61" calcext:value-type="float">
            <text:p>11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63" calcext:value-type="float">
            <text:p>11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81" calcext:value-type="float">
            <text:p>11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54" calcext:value-type="float">
            <text:p>1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90" calcext:value-type="float">
            <text:p>11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79" calcext:value-type="float">
            <text:p>117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60" calcext:value-type="float">
            <text:p>11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1" calcext:value-type="float">
            <text:p>11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60" calcext:value-type="float">
            <text:p>11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07" calcext:value-type="float">
            <text:p>12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10" calcext:value-type="float">
            <text:p>1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71" calcext:value-type="float">
            <text:p>11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7" calcext:value-type="float">
            <text:p>12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17" calcext:value-type="float">
            <text:p>12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13" calcext:value-type="float">
            <text:p>1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3" calcext:value-type="float">
            <text:p>1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29" calcext:value-type="float">
            <text:p>12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3" calcext:value-type="float">
            <text:p>11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35" calcext:value-type="float">
            <text:p>11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7" calcext:value-type="float">
            <text:p>11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64" calcext:value-type="float">
            <text:p>10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64" calcext:value-type="float">
            <text:p>10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8" calcext:value-type="float">
            <text:p>10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16" calcext:value-type="float">
            <text:p>9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03" calcext:value-type="float">
            <text:p>9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72" calcext:value-type="float">
            <text:p>8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96" calcext:value-type="float">
            <text:p>7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8" calcext:value-type="float">
            <text:p>7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62" calcext:value-type="float">
            <text:p>6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36" calcext:value-type="float">
            <text:p>6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27" calcext:value-type="float">
            <text:p>6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60" calcext:value-type="float">
            <text:p>5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42" calcext:value-type="float">
            <text:p>5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68" calcext:value-type="float">
            <text:p>4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68" calcext:value-type="float">
            <text:p>4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0" calcext:value-type="float">
            <text:p>4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52" calcext:value-type="float">
            <text:p>4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2" calcext:value-type="float">
            <text:p>4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5" calcext:value-type="float">
            <text:p>4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70" calcext:value-type="float">
            <text:p>4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99" calcext:value-type="float">
            <text:p>3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60" calcext:value-type="float">
            <text:p>3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2" calcext:value-type="float">
            <text:p>2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2" calcext:value-type="float">
            <text:p>2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2" calcext:value-type="float">
            <text:p>2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2" calcext:value-type="float">
            <text:p>2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5" calcext:value-type="float">
            <text:p>3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9" calcext:value-type="float">
            <text:p>37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53" calcext:value-type="float">
            <text:p>3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0" calcext:value-type="float">
            <text:p>3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0" calcext:value-type="float">
            <text:p>3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22" calcext:value-type="float">
            <text:p>3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22" calcext:value-type="float">
            <text:p>3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1" calcext:value-type="float">
            <text:p>3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3" calcext:value-type="float">
            <text:p>3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2" calcext:value-type="float">
            <text:p>3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02" calcext:value-type="float">
            <text:p>3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1" calcext:value-type="float">
            <text:p>2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10" calcext:value-type="float">
            <text:p>3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0" calcext:value-type="float">
            <text:p>3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37" calcext:value-type="float">
            <text:p>3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37" calcext:value-type="float">
            <text:p>3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7" calcext:value-type="float">
            <text:p>3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71" calcext:value-type="float">
            <text:p>3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1" calcext:value-type="float">
            <text:p>3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13" calcext:value-type="float">
            <text:p>3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6" calcext:value-type="float">
            <text:p>2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6" calcext:value-type="float">
            <text:p>2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76" calcext:value-type="float">
            <text:p>2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7" calcext:value-type="float">
            <text:p>1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4" calcext:value-type="float">
            <text:p>1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4" calcext:value-type="float">
            <text:p>1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5" calcext:value-type="float">
            <text:p>2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5" calcext:value-type="float">
            <text:p>2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6" calcext:value-type="float">
            <text:p>2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6" calcext:value-type="float">
            <text:p>2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8" calcext:value-type="float">
            <text:p>1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8" calcext:value-type="float">
            <text:p>1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1" calcext:value-type="float">
            <text:p>1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1" calcext:value-type="float">
            <text:p>1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1" calcext:value-type="float">
            <text:p>1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7" calcext:value-type="float">
            <text:p>1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7" calcext:value-type="float">
            <text:p>1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7" calcext:value-type="float">
            <text:p>1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7" calcext:value-type="float">
            <text:p>1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6" calcext:value-type="float">
            <text:p>8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" calcext:value-type="float">
            <text:p>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3" calcext:value-type="float">
            <text:p>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7" calcext:value-type="float">
            <text:p>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2" calcext:value-type="float">
            <text:p>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" calcext:value-type="float">
            <text:p>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2" calcext:value-type="float">
            <text:p>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2" calcext:value-type="float">
            <text:p>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7" calcext:value-type="float">
            <text:p>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7" calcext:value-type="float">
            <text:p>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7" calcext:value-type="float">
            <text:p>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" calcext:value-type="float">
            <text:p>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2:39:30.772536986</dc:date>
    <dc:creator>Joshua O'Leary</dc:creator>
    <meta:editing-duration>PT37S</meta:editing-duration>
    <meta:editing-cycles>1</meta:editing-cycles>
    <meta:document-statistic meta:table-count="1" meta:cell-count="15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7cm" svg:height="11.233cm" xlink:href=".." xlink:type="simple" chart:class="chart:scatter" chart:style-name="ch1">
        <chart:plot-area chart:style-name="ch2" table:cell-range-address="fuel30.A1:fuel30.B351" svg:x="1.41cm" svg:y="0.224cm" svg:width="18.161cm" svg:height="9.804cm">
          <chartooo:coordinate-region svg:x="2.217cm" svg:y="0.423cm" svg:width="16.889cm" svg:height="8.958cm"/>
          <chart:axis chart:dimension="x" chart:name="primary-x" chart:style-name="ch3">
            <chart:title svg:x="9.758cm" svg:y="10.252cm" chart:style-name="ch4">
              <text:p>Iterations</text:p>
            </chart:title>
          </chart:axis>
          <chart:axis chart:dimension="y" chart:name="primary-y" chart:style-name="ch3">
            <chart:title svg:x="0.451cm" svg:y="6.109cm" chart:style-name="ch5">
              <text:p>Cells on Fire</text:p>
            </chart:title>
            <chart:grid chart:style-name="ch6" chart:class="major"/>
          </chart:axis>
          <chart:series chart:style-name="ch7" chart:values-cell-range-address="fuel30.B1:fuel30.B351" chart:class="chart:scatter">
            <chart:domain table:cell-range-address="fuel30.A1:fuel30.A351"/>
            <chart:data-point chart:repeated="3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30.A1:fuel30.A351</svg:desc>
                </draw:g>
              </table:table-cell>
              <table:table-cell office:value-type="float" office:value="69">
                <text:p>69</text:p>
                <draw:g>
                  <svg:desc>fuel30.B1:fuel30.B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